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style>
    <style:style style:name="T3" style:family="text">
      <style:text-properties fo:font-size="13pt" style:font-size-asian="13pt"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 ¿Qué ventajas tiene el usar el </text:span><text:span text:style-name="T2">LiveData</text:span><text:span text:style-name="T1">? </text:span></text:p>
      <text:p text:style-name="Standard"><text:span text:style-name="T3">Nos permite evidenciar los cambios en la UI de manera directa, mantiene los datos actualizados, los datos se mantienen incluso en cambios de configuración (como la rotación de pantalla).</text:span></text:p>
      <text:p text:style-name="Standard"/>
      <text:p text:style-name="Standard"><text:span text:style-name="T1">2- ¿Qué patrón de diseño utiliza </text:span><text:span text:style-name="T2">LiveData</text:span><text:span text:style-name="T1">?</text:span></text:p>
      <text:p text:style-name="Standard"><text:span text:style-name="T3">Sigue el patrón de observador, en el que existen objetos observer que actualizan la UI para que podamos ver los cambios que realicemos mediante ellos sin tener que actualizar toda la UI. </text:span></text:p>
      <text:p text:style-name="Standard"/>
      <text:p text:style-name="Standard"><text:span text:style-name="T1">3- Menciona qué se debe agregar al Gradle para poder usar </text:span><text:span text:style-name="T2">DataBinding</text:span></text:p>
      <text:p text:style-name="Standard">Se debe agregar el código de activación de la librería DataBinding para poder manipular los componentes de la UI en código más fácilmente.</text:p>
      <text:p text:style-name="Standard"/>
      <text:p text:style-name="Standard"><text:span text:style-name="T1">4- ¿Qué es </text:span><text:span text:style-name="T2">DataBinding</text:span><text:span text:style-name="T1">? Menciona sus ventajas frente a </text:span><text:span text:style-name="T2">findViewById</text:span></text:p>
      <text:p text:style-name="Standard"><text:span text:style-name="T3">Es una librería que nos permite manipular los componentes de la UI ya sea botones, TextViews, EditViews, etc, <text:s/>más fácilmente en el código. La principal ventaja que se puede notar es que se hace una sola declaración en todo el código para llamar a todos los componentes de la UI, a diferencia de usar la estructura de findViewById en la que se requiere declarar una variable por cada component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8" meta:word-count="190" meta:character-count="1128" meta:non-whitespace-character-count="943"/>
    <meta:generator>LibreOfficeDev/6.0.5.2$Linux_X86_64 LibreOffice_project/</meta:generator>
  </office:meta>
</office:document-meta>
</file>